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fo:font-size="16pt" style:text-underline-style="none" fo:font-weight="normal" officeooo:rsid="001dfabb" officeooo:paragraph-rsid="001dfabb" style:font-size-asian="14pt" style:font-weight-asian="normal" style:font-size-complex="16pt" style:font-weight-complex="normal"/>
    </style:style>
    <style:style style:name="P2" style:family="paragraph" style:parent-style-name="Standard">
      <style:paragraph-properties fo:text-align="center" style:justify-single-word="false"/>
      <style:text-properties style:use-window-font-color="true" fo:font-size="16pt" style:text-underline-style="solid" style:text-underline-width="auto" style:text-underline-color="font-color" fo:font-weight="bold" officeooo:rsid="001dfabb" officeooo:paragraph-rsid="001dfabb" style:font-size-asian="14pt" style:font-weight-asian="bold" style:font-size-complex="16pt" style:font-weight-complex="bold"/>
    </style:style>
    <style:style style:name="P3" style:family="paragraph" style:parent-style-name="Standard">
      <style:paragraph-properties fo:text-align="justify" style:justify-single-word="false"/>
      <style:text-properties style:use-window-font-color="true" fo:font-size="14pt" style:text-underline-style="none" fo:font-weight="normal" officeooo:rsid="001dfabb" officeooo:paragraph-rsid="001dfabb"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style:use-window-font-color="true" fo:font-size="14pt" style:text-underline-style="none" fo:font-weight="normal" officeooo:rsid="00210441" officeooo:paragraph-rsid="00210441"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style:use-window-font-color="true" fo:font-size="14pt" style:text-underline-style="none" fo:font-weight="normal" officeooo:rsid="0027d282" officeooo:paragraph-rsid="0027d282"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style:use-window-font-color="true" fo:font-size="14pt" style:text-underline-style="none" fo:font-weight="normal" officeooo:rsid="002a5bcb" officeooo:paragraph-rsid="002a5bcb"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style:use-window-font-color="true" fo:font-size="14pt" style:text-underline-style="none" fo:font-weight="normal" officeooo:rsid="003b3afb" officeooo:paragraph-rsid="003b3afb"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style:use-window-font-color="true" fo:font-size="14pt" style:text-underline-style="none" fo:font-weight="bold" officeooo:rsid="0029067f" officeooo:paragraph-rsid="00285180" style:font-size-asian="12.25pt" style:font-weight-asian="bold" style:font-size-complex="14pt" style:font-weight-complex="bold"/>
    </style:style>
    <style:style style:name="P9" style:family="paragraph" style:parent-style-name="Standard">
      <style:paragraph-properties fo:text-align="justify" style:justify-single-word="false"/>
      <style:text-properties style:use-window-font-color="true" fo:font-size="14pt" style:text-underline-style="none" fo:font-weight="bold" officeooo:rsid="001dfabb" officeooo:paragraph-rsid="001dfabb" style:font-size-asian="12.25pt" style:font-weight-asian="bold" style:font-size-complex="14pt" style:font-weight-complex="bold"/>
    </style:style>
    <style:style style:name="P10" style:family="paragraph" style:parent-style-name="Standard">
      <style:paragraph-properties fo:text-align="justify" style:justify-single-word="false"/>
      <style:text-properties fo:color="#21409a" fo:font-size="14pt" style:text-underline-style="none" fo:font-weight="bold" officeooo:rsid="001dfabb" officeooo:paragraph-rsid="001dfabb" style:font-size-asian="12.25pt" style:font-weight-asian="bold" style:font-size-complex="14pt" style:font-weight-complex="bold"/>
    </style:style>
    <style:style style:name="P11" style:family="paragraph" style:parent-style-name="Standard">
      <style:paragraph-properties fo:text-align="justify" style:justify-single-word="false"/>
      <style:text-properties fo:color="#ce181e" fo:font-size="14pt" style:text-underline-style="none" fo:font-weight="bold" officeooo:rsid="001dfabb" officeooo:paragraph-rsid="001dfabb"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fo:color="#ce181e" fo:font-size="14pt" style:text-underline-style="none" fo:font-weight="bold" officeooo:rsid="002ca4bd" officeooo:paragraph-rsid="002ca4bd" style:font-size-asian="12.25pt" style:font-weight-asian="bold" style:font-size-complex="14pt" style:font-weight-complex="bold"/>
    </style:style>
    <style:style style:name="P13" style:family="paragraph" style:parent-style-name="Standard">
      <style:paragraph-properties fo:text-align="justify" style:justify-single-word="false"/>
      <style:text-properties fo:color="#ce181e" fo:font-size="14pt" style:text-underline-style="none" fo:font-weight="bold" officeooo:rsid="003b3afb" officeooo:paragraph-rsid="003b3afb" style:font-size-asian="12.25pt" style:font-weight-asian="bold" style:font-size-complex="14pt" style:font-weight-complex="bold"/>
    </style:style>
    <style:style style:name="P14" style:family="paragraph" style:parent-style-name="Standard">
      <style:paragraph-properties fo:text-align="justify" style:justify-single-word="false"/>
      <style:text-properties fo:color="#ce181e" fo:font-size="14pt" style:text-underline-style="none" fo:font-weight="bold" officeooo:rsid="004000a9" officeooo:paragraph-rsid="004000a9" style:font-size-asian="12.25pt" style:font-weight-asian="bold" style:font-size-complex="14pt" style:font-weight-complex="bold"/>
    </style:style>
    <style:style style:name="P15" style:family="paragraph" style:parent-style-name="Standard" style:list-style-name="L1">
      <style:paragraph-properties fo:text-align="justify" style:justify-single-word="false"/>
      <style:text-properties style:use-window-font-color="true" fo:font-size="14pt" style:text-underline-style="none" fo:font-weight="normal" officeooo:rsid="00415ac8" officeooo:paragraph-rsid="00415ac8" style:font-size-asian="12.25pt" style:font-weight-asian="normal" style:font-size-complex="14pt" style:font-weight-complex="normal"/>
    </style:style>
    <style:style style:name="P16" style:family="paragraph" style:parent-style-name="Standard" style:list-style-name="L2">
      <style:paragraph-properties fo:text-align="justify" style:justify-single-word="false"/>
      <style:text-properties style:use-window-font-color="true" fo:font-size="14pt" style:text-underline-style="none" fo:font-weight="normal" officeooo:rsid="003b3afb" officeooo:paragraph-rsid="003b3afb" style:font-size-asian="12.25pt" style:font-weight-asian="normal" style:font-size-complex="14pt" style:font-weight-complex="normal"/>
    </style:style>
    <style:style style:name="P17" style:family="paragraph" style:parent-style-name="Standard" style:list-style-name="L2">
      <style:paragraph-properties fo:text-align="justify" style:justify-single-word="false"/>
      <style:text-properties style:use-window-font-color="true" fo:font-size="14pt" style:text-underline-style="none" fo:font-weight="normal" officeooo:rsid="003fa1c8" officeooo:paragraph-rsid="003fa1c8" style:font-size-asian="12.25pt" style:font-weight-asian="normal" style:font-size-complex="14pt" style:font-weight-complex="normal"/>
    </style:style>
    <style:style style:name="P18" style:family="paragraph" style:parent-style-name="Standard" style:list-style-name="L3">
      <style:paragraph-properties fo:text-align="justify" style:justify-single-word="false"/>
      <style:text-properties style:use-window-font-color="true" fo:font-size="14pt" style:text-underline-style="none" fo:font-weight="normal" officeooo:rsid="001dfabb" officeooo:paragraph-rsid="001dfabb" style:font-size-asian="12.25pt" style:font-weight-asian="normal" style:font-size-complex="14pt" style:font-weight-complex="normal"/>
    </style:style>
    <style:style style:name="P19" style:family="paragraph" style:parent-style-name="Standard" style:list-style-name="L4">
      <style:paragraph-properties fo:text-align="justify" style:justify-single-word="false"/>
      <style:text-properties style:use-window-font-color="true" fo:font-size="14pt" style:text-underline-style="none" fo:font-weight="normal" officeooo:rsid="00210441" officeooo:paragraph-rsid="00210441" style:font-size-asian="12.25pt" style:font-weight-asian="normal" style:font-size-complex="14pt" style:font-weight-complex="normal"/>
    </style:style>
    <style:style style:name="P20" style:family="paragraph" style:parent-style-name="Standard" style:list-style-name="L5">
      <style:paragraph-properties fo:text-align="justify" style:justify-single-word="false"/>
      <style:text-properties style:use-window-font-color="true" fo:font-size="14pt" style:text-underline-style="none" fo:font-weight="normal" officeooo:rsid="00210441" officeooo:paragraph-rsid="0027d282" style:font-size-asian="12.25pt" style:font-weight-asian="normal" style:font-size-complex="14pt" style:font-weight-complex="normal"/>
    </style:style>
    <style:style style:name="P21" style:family="paragraph" style:parent-style-name="Standard" style:list-style-name="L5">
      <style:paragraph-properties fo:text-align="justify" style:justify-single-word="false"/>
      <style:text-properties style:use-window-font-color="true" fo:font-size="14pt" style:text-underline-style="none" fo:font-weight="normal" officeooo:rsid="00210441" officeooo:paragraph-rsid="00210441" style:font-size-asian="12.25pt" style:font-weight-asian="normal" style:font-size-complex="14pt" style:font-weight-complex="normal"/>
    </style:style>
    <style:style style:name="P22" style:family="paragraph" style:parent-style-name="Standard" style:list-style-name="L5">
      <style:paragraph-properties fo:text-align="justify" style:justify-single-word="false"/>
      <style:text-properties style:use-window-font-color="true" fo:font-size="14pt" style:text-underline-style="none" fo:font-weight="normal" officeooo:rsid="0027d282" officeooo:paragraph-rsid="0027d282" style:font-size-asian="12.25pt" style:font-weight-asian="normal" style:font-size-complex="14pt" style:font-weight-complex="normal"/>
    </style:style>
    <style:style style:name="P23" style:family="paragraph" style:parent-style-name="Standard" style:list-style-name="L5">
      <style:paragraph-properties fo:text-align="justify" style:justify-single-word="false"/>
      <style:text-properties style:use-window-font-color="true" fo:font-size="14pt" style:text-underline-style="none" fo:font-weight="normal" officeooo:rsid="00285180" officeooo:paragraph-rsid="00285180" style:font-size-asian="12.25pt" style:font-weight-asian="normal" style:font-size-complex="14pt" style:font-weight-complex="normal"/>
    </style:style>
    <style:style style:name="P24" style:family="paragraph" style:parent-style-name="Standard" style:list-style-name="L5">
      <style:paragraph-properties fo:text-align="justify" style:justify-single-word="false"/>
      <style:text-properties style:use-window-font-color="true" fo:font-size="14pt" style:text-underline-style="none" fo:font-weight="normal" officeooo:rsid="0030e6e1" officeooo:paragraph-rsid="0030e6e1" style:font-size-asian="12.25pt" style:font-weight-asian="normal" style:font-size-complex="14pt" style:font-weight-complex="normal"/>
    </style:style>
    <style:style style:name="P25" style:family="paragraph" style:parent-style-name="Standard" style:list-style-name="L5">
      <style:paragraph-properties fo:text-align="justify" style:justify-single-word="false"/>
      <style:text-properties style:use-window-font-color="true" fo:font-size="14pt" style:text-underline-style="none" fo:font-weight="normal" officeooo:rsid="002a5bcb" officeooo:paragraph-rsid="002a5bcb" style:font-size-asian="12.25pt" style:font-weight-asian="normal" style:font-size-complex="14pt" style:font-weight-complex="normal"/>
    </style:style>
    <style:style style:name="P26" style:family="paragraph" style:parent-style-name="Standard" style:list-style-name="L5">
      <style:paragraph-properties fo:text-align="justify" style:justify-single-word="false"/>
      <style:text-properties style:use-window-font-color="true" fo:font-size="14pt" style:text-underline-style="none" fo:font-weight="normal" officeooo:rsid="002a5bcb" officeooo:paragraph-rsid="002bc6d0" style:font-size-asian="12.25pt" style:font-weight-asian="normal" style:font-size-complex="14pt" style:font-weight-complex="normal"/>
    </style:style>
    <style:style style:name="P27" style:family="paragraph" style:parent-style-name="Standard" style:list-style-name="L5">
      <style:paragraph-properties fo:text-align="justify" style:justify-single-word="false"/>
      <style:text-properties style:use-window-font-color="true" fo:font-size="14pt" style:text-underline-style="none" fo:font-weight="normal" officeooo:rsid="002ca4bd" officeooo:paragraph-rsid="002ca4bd" style:font-size-asian="12.25pt" style:font-weight-asian="normal" style:font-size-complex="14pt" style:font-weight-complex="normal"/>
    </style:style>
    <style:style style:name="P28" style:family="paragraph" style:parent-style-name="Standard" style:list-style-name="L6">
      <style:paragraph-properties fo:text-align="justify" style:justify-single-word="false"/>
      <style:text-properties style:use-window-font-color="true" fo:font-size="14pt" style:text-underline-style="none" fo:font-weight="normal" officeooo:rsid="0042d071" officeooo:paragraph-rsid="0042d071" style:font-size-asian="12.25pt" style:font-weight-asian="normal" style:font-size-complex="14pt" style:font-weight-complex="normal"/>
    </style:style>
    <style:style style:name="P29" style:family="paragraph" style:parent-style-name="Standard" style:list-style-name="L6">
      <style:paragraph-properties fo:text-align="justify" style:justify-single-word="false"/>
      <style:text-properties style:use-window-font-color="true" fo:font-size="14pt" style:text-underline-style="none" fo:font-weight="normal" officeooo:rsid="0044550e" officeooo:paragraph-rsid="0044550e" style:font-size-asian="12.25pt" style:font-weight-asian="normal" style:font-size-complex="14pt" style:font-weight-complex="normal"/>
    </style:style>
    <style:style style:name="P30" style:family="paragraph" style:parent-style-name="Standard" style:list-style-name="L4">
      <style:paragraph-properties fo:text-align="justify" style:justify-single-word="false"/>
      <style:text-properties style:use-window-font-color="true" fo:font-size="14pt" style:text-underline-style="none" fo:font-weight="bold" officeooo:rsid="00210441" officeooo:paragraph-rsid="00210441" style:font-size-asian="12.25pt" style:font-weight-asian="bold" style:font-size-complex="14pt" style:font-weight-complex="bold"/>
    </style:style>
    <style:style style:name="P31" style:family="paragraph" style:parent-style-name="Standard" style:list-style-name="L5">
      <style:paragraph-properties fo:text-align="justify" style:justify-single-word="false"/>
      <style:text-properties style:use-window-font-color="true" fo:font-size="14pt" style:text-underline-style="none" fo:font-weight="bold" officeooo:rsid="00210441" officeooo:paragraph-rsid="00210441" style:font-size-asian="12.25pt" style:font-weight-asian="bold" style:font-size-complex="14pt" style:font-weight-complex="bold"/>
    </style:style>
    <style:style style:name="P32" style:family="paragraph" style:parent-style-name="Standard" style:list-style-name="L5">
      <style:paragraph-properties fo:text-align="justify" style:justify-single-word="false"/>
      <style:text-properties style:use-window-font-color="true" fo:font-size="14pt" style:text-underline-style="none" fo:font-weight="bold" officeooo:rsid="001dfabb" officeooo:paragraph-rsid="001f2f83" style:font-size-asian="12.25pt" style:font-weight-asian="bold" style:font-size-complex="14pt" style:font-weight-complex="bold"/>
    </style:style>
    <style:style style:name="P33" style:family="paragraph" style:parent-style-name="Standard" style:list-style-name="L5">
      <style:paragraph-properties fo:text-align="justify" style:justify-single-word="false"/>
      <style:text-properties style:use-window-font-color="true" fo:font-size="14pt" style:text-underline-style="none" fo:font-weight="bold" officeooo:rsid="001f2f83" officeooo:paragraph-rsid="001f2f83" style:font-size-asian="12.25pt" style:font-weight-asian="bold" style:font-size-complex="14pt" style:font-weight-complex="bold"/>
    </style:style>
    <style:style style:name="P34" style:family="paragraph" style:parent-style-name="Standard" style:list-style-name="L5">
      <style:paragraph-properties fo:text-align="justify" style:justify-single-word="false"/>
      <style:text-properties style:use-window-font-color="true" fo:font-size="14pt" style:text-underline-style="none" fo:font-weight="bold" officeooo:rsid="0027d282" officeooo:paragraph-rsid="0027d282" style:font-size-asian="12.25pt" style:font-weight-asian="bold" style:font-size-complex="14pt" style:font-weight-complex="bold"/>
    </style:style>
    <style:style style:name="P35" style:family="paragraph" style:parent-style-name="Standard" style:list-style-name="L5">
      <style:paragraph-properties fo:text-align="justify" style:justify-single-word="false"/>
      <style:text-properties style:use-window-font-color="true" fo:font-size="14pt" style:text-underline-style="none" fo:font-weight="bold" officeooo:rsid="002bc6d0" officeooo:paragraph-rsid="002bc6d0" style:font-size-asian="12.25pt" style:font-weight-asian="bold" style:font-size-complex="14pt" style:font-weight-complex="bold"/>
    </style:style>
    <style:style style:name="P36" style:family="paragraph" style:parent-style-name="Standard" style:list-style-name="L5">
      <style:paragraph-properties fo:text-align="justify" style:justify-single-word="false"/>
      <style:text-properties style:use-window-font-color="true" fo:font-size="14pt" fo:font-style="normal" style:text-underline-style="none" fo:font-weight="bold" officeooo:rsid="001f2f83" officeooo:paragraph-rsid="0034a6f6" style:font-size-asian="12.25pt" style:font-style-asian="normal" style:font-weight-asian="bold" style:font-size-complex="14pt" style:font-style-complex="normal" style:font-weight-complex="bold"/>
    </style:style>
    <style:style style:name="P37" style:family="paragraph" style:parent-style-name="Standard">
      <style:paragraph-properties fo:text-align="justify" style:justify-single-word="false"/>
      <style:text-properties fo:color="#ce181e" fo:font-size="14pt" style:text-underline-style="none" fo:font-weight="bold" officeooo:rsid="004000a9" officeooo:paragraph-rsid="0042d071" style:font-size-asian="12.25pt" style:font-weight-asian="bold" style:font-size-complex="14pt" style:font-weight-complex="bold"/>
    </style:style>
    <style:style style:name="P38" style:family="paragraph" style:parent-style-name="Standard">
      <style:paragraph-properties fo:text-align="justify" style:justify-single-word="false"/>
      <style:text-properties fo:color="#ce181e" fo:font-size="14pt" style:text-underline-style="none" fo:font-weight="bold" officeooo:rsid="0042d071" officeooo:paragraph-rsid="0042d071" style:font-size-asian="12.25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285180" style:font-weight-asian="bold" style:font-weight-complex="bold"/>
    </style:style>
    <style:style style:name="T3" style:family="text">
      <style:text-properties fo:font-weight="bold" officeooo:rsid="0029067f" style:font-weight-asian="bold" style:font-weight-complex="bold"/>
    </style:style>
    <style:style style:name="T4" style:family="text">
      <style:text-properties fo:font-weight="bold" officeooo:rsid="003d2654" style:font-weight-asian="bold" style:font-weight-complex="bold"/>
    </style:style>
    <style:style style:name="T5" style:family="text">
      <style:text-properties fo:color="#21409a"/>
    </style:style>
    <style:style style:name="T6" style:family="text">
      <style:text-properties fo:color="#21409a"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f2f83" style:font-weight-asian="normal" style:font-weight-complex="normal"/>
    </style:style>
    <style:style style:name="T9" style:family="text">
      <style:text-properties fo:font-weight="normal" officeooo:rsid="0029067f" style:font-weight-asian="normal" style:font-weight-complex="normal"/>
    </style:style>
    <style:style style:name="T10" style:family="text">
      <style:text-properties fo:font-weight="normal" officeooo:rsid="00329218" style:font-weight-asian="normal" style:font-weight-complex="normal"/>
    </style:style>
    <style:style style:name="T11" style:family="text">
      <style:text-properties fo:font-weight="normal" officeooo:rsid="0032f9d8" style:font-weight-asian="normal" style:font-weight-complex="normal"/>
    </style:style>
    <style:style style:name="T12" style:family="text">
      <style:text-properties officeooo:rsid="001f2f83"/>
    </style:style>
    <style:style style:name="T13" style:family="text">
      <style:text-properties officeooo:rsid="0027d282"/>
    </style:style>
    <style:style style:name="T14" style:family="text">
      <style:text-properties fo:font-style="italic" style:font-style-asian="italic" style:font-style-complex="italic"/>
    </style:style>
    <style:style style:name="T15" style:family="text">
      <style:text-properties fo:font-style="italic" officeooo:rsid="0027d282" style:font-style-asian="italic" style:font-style-complex="italic"/>
    </style:style>
    <style:style style:name="T16" style:family="text">
      <style:text-properties officeooo:rsid="0029067f"/>
    </style:style>
    <style:style style:name="T17" style:family="text">
      <style:text-properties officeooo:rsid="002ca4bd"/>
    </style:style>
    <style:style style:name="T18" style:family="text">
      <style:text-properties officeooo:rsid="00329218"/>
    </style:style>
    <style:style style:name="T19" style:family="text">
      <style:text-properties officeooo:rsid="00362f93"/>
    </style:style>
    <style:style style:name="T20" style:family="text">
      <style:text-properties officeooo:rsid="00396a74"/>
    </style:style>
    <style:style style:name="T21" style:family="text">
      <style:text-properties officeooo:rsid="003b3afb"/>
    </style:style>
    <style:style style:name="T22" style:family="text">
      <style:text-properties officeooo:rsid="003d2654"/>
    </style:style>
    <style:style style:name="T23" style:family="text">
      <style:text-properties officeooo:rsid="003fa1c8"/>
    </style:style>
    <style:style style:name="T24" style:family="text">
      <style:text-properties officeooo:rsid="0044550e"/>
    </style:style>
    <style:style style:name="T25" style:family="text">
      <style:text-properties officeooo:rsid="004521f9"/>
    </style:style>
    <style:style style:name="T26" style:family="text">
      <style:text-properties officeooo:rsid="0045ab5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bjective: Finish the Gravitino paper</text:p>
      <text:p text:style-name="P11"/>
      <text:p text:style-name="P38">Oct 6, 2020</text:p>
      <text:p text:style-name="P38"/>
      <text:list xml:id="list3116641990" text:style-name="L6">
        <text:list-item>
          <text:p text:style-name="P28">Rotation of bilinear terms can indeed generate 3 body decay channels, however this still requires the gravitino to decay in 2 body, because the mixing between higgsinos and leptons is still there, through the new trilinear terms created, which are yukawa like. So, you cannot avoid the tensions with EGB just rotating the bilinear couplings. In order to work only with trilinear we can chose the lambda terms and we can consistently work only with leptonic channels. In this sense trilinear lambda model is different to bilinear, even if bilinear can generate trilinear terms, because the physical output of decays is different. <text:span text:style-name="T24">Furthermore, we can see that in bilinear there is a restriction between 2-body and 3-body decays. </text:span></text:p>
          <text:list>
            <text:list-item>
              <text:list>
                <text:list-item>
                  <text:p text:style-name="P29">bilinear = <text:span text:style-name="T26">just epsilon = </text:span>2-body decays <text:s/></text:p>
                </text:list-item>
                <text:list-item>
                  <text:p text:style-name="P29">bilinear and trilinear = <text:span text:style-name="T26">trilinear from rotation = 2</text:span>-body plus 3-body decays</text:p>
                </text:list-item>
                <text:list-item>
                  <text:p text:style-name="P29">tilinear lambdas = <text:span text:style-name="T26">just lambda =</text:span> <text:span text:style-name="T25">3-</text:span>body decays</text:p>
                </text:list-item>
              </text:list>
            </text:list-item>
          </text:list>
        </text:list-item>
      </text:list>
      <text:p text:style-name="P37"/>
      <text:p text:style-name="P14">Jun 30, 2020</text:p>
      <text:p text:style-name="P14"/>
      <text:list xml:id="list3284787583" text:style-name="L1">
        <text:list-item>
          <text:p text:style-name="P15">Explain the difference between two-body and three-body decays considering pythia processes for gamma radiation</text:p>
        </text:list-item>
        <text:list-item>
          <text:p text:style-name="P15">Check the bilinear-trilinear relation discussed in Grefe</text:p>
        </text:list-item>
        <text:list-item>
          <text:p text:style-name="P15">Make the results of the fit repeatable</text:p>
        </text:list-item>
      </text:list>
      <text:p text:style-name="P13"/>
      <text:p text:style-name="P13">May 12, 2020</text:p>
      <text:p text:style-name="P13"/>
      <text:p text:style-name="P7">We are back again:</text:p>
      <text:p text:style-name="P7"/>
      <text:list xml:id="list877226761" text:style-name="L2">
        <text:list-item>
          <text:p text:style-name="P16">Working in overleaf</text:p>
          <text:p text:style-name="P16"><text:a xlink:type="simple" xlink:href="https://www.overleaf.com/project/5ea3417a72eee80001c999a5" text:style-name="Internet_20_link" text:visited-style-name="Visited_20_Internet_20_Link">https://www.overleaf.com/project/5ea3417a72eee80001c999a5</text:a></text:p>
        </text:list-item>
        <text:list-item>
          <text:p text:style-name="P16">Bapanes: Chapters 3 and 4, <text:span text:style-name="T23">Introduction</text:span></text:p>
        </text:list-item>
        <text:list-item>
          <text:p text:style-name="P17">Maybe we can move the Section about the comparison between BrpV and TrpV to the section after Theory, or even as part of this section. But the spectra which are plotted are obtained from the best fit.</text:p>
        </text:list-item>
      </text:list>
      <text:p text:style-name="P12"/>
      <text:p text:style-name="P12">May 6, 2019</text:p>
      <text:p text:style-name="P1"/>
      <text:p text:style-name="P3"><text:span text:style-name="T1">Constraints</text:span><text:span text:style-name="T6">:</text:span><text:span text:style-name="T5"> </text:span>write a good paper with the material that we already have available, trying to avoid more computations o<text:span text:style-name="T21">r</text:span> programming. Also, this project cannot take more than two <text:span text:style-name="T22">or three</text:span> hours a <text:span text:style-name="T22">week,</text:span> since we have more interesting stuff to think about. </text:p>
      <text:p text:style-name="P3"/>
      <text:p text:style-name="P9"><text:soft-page-break/>General comments:</text:p>
      <text:p text:style-name="P10"/>
      <text:list xml:id="list2464938599" text:style-name="L3">
        <text:list-item>
          <text:p text:style-name="P18">We need to <text:span text:style-name="T1">read more literature</text:span> to improve the quality of the paper and be awar<text:span text:style-name="T22">e</text:span> of current results. From the comments of JB and our own understanding, <text:span text:style-name="T12">the current</text:span> <text:span text:style-name="T12">phrassing</text:span> is very poor and we do not want to <text:span text:style-name="T12">publish</text:span> our last paper <text:span text:style-name="T12">using standard</text:span> BSM phenomenology in these conditions. </text:p>
        </text:list-item>
        <text:list-item>
          <text:p text:style-name="P18">We are going to <text:span text:style-name="T1">organize the methodolog</text:span><text:span text:style-name="T4">y</text:span><text:span text:style-name="T1"> by breaking the tasks in identifiable pieces</text:span>, which naturally can start with the separation in sections. <text:span text:style-name="T12">I</text:span>nside each section we have to add all the tasks that we have diggested from JB comments and, maybe EC, ones.</text:p>
        </text:list-item>
      </text:list>
      <text:p text:style-name="P3"/>
      <text:p text:style-name="P9">Sections:</text:p>
      <text:p text:style-name="P10"/>
      <text:list xml:id="list1140012888" text:style-name="L4">
        <text:list-item>
          <text:p text:style-name="P30">Introduction:</text:p>
          <text:list>
            <text:list-item>
              <text:list>
                <text:list-item>
                  <text:p text:style-name="P19">Check the integrity of the text. There are parts that seem kind of uncoherent. Specially the part where we try to include in the discussion other options to explain the positron anomaly </text:p>
                </text:list-item>
              </text:list>
            </text:list-item>
          </text:list>
        </text:list-item>
      </text:list>
      <text:p text:style-name="P10"/>
      <text:list xml:id="list519957156" text:style-name="L5">
        <text:list-item>
          <text:p text:style-name="P32">Datasets: </text:p>
          <text:list>
            <text:list-item>
              <text:list>
                <text:list-item>
                  <text:p text:style-name="P32"><text:span text:style-name="T8">In</text:span><text:span text:style-name="T7">clude </text:span><text:span text:style-name="T8">the discussion about the combined </text:span><text:span text:style-name="T12">analisis of different datasets</text:span><text:span text:style-name="T8"> and introduce the discussion of </text:span><text:span text:style-name="T12">j factors</text:span><text:span text:style-name="T8"> which are going to be included in the section about statistical analysis:</text:span></text:p>
                </text:list-item>
                <text:list-item>
                  <text:p text:style-name="P33"><text:span text:style-name="T7">Read </text:span>Fermi-LAT paper<text:span text:style-name="T7"> about the EGB and IGRB because is fun and related to the </text:span>CTA symposium. <text:span text:style-name="T9">Indeed, it should be open a new word documment called </text:span><text:span text:style-name="T16">IGRB_EGB_Fermi_LAT</text:span><text:span text:style-name="T9"> to record the analysis of this paper</text:span><text:span text:style-name="T7">. Hooper TASI lecture paper is related to this issue too</text:span></text:p>
                </text:list-item>
                <text:list-item>
                  <text:p text:style-name="P33"><text:span text:style-name="T7">Understand the differences between AMS, CALET, DAMPE and </text:span>Fermi-LAT?<text:span text:style-name="T7"> regarding the observations of charged lepton cosmic rays. Do they all observe anomalies? </text:span><text:span text:style-name="T9">Open a</text:span><text:span text:style-name="T11">n office-writer</text:span><text:span text:style-name="T9"> document about this </text:span><text:span text:style-name="T11">subject </text:span><text:span text:style-name="T9">called </text:span><text:span text:style-name="T16">Positron_Anomaly.</text:span><text:span text:style-name="T9"> </text:span><text:span text:style-name="T10">Check </text:span><text:span text:style-name="T18">Manuella Vechi and German</text:span><text:span text:style-name="T10"> talks about AMS-02 in order to check for astrophysical sources of electrons</text:span></text:p>
                </text:list-item>
                <text:list-item>
                  <text:p text:style-name="P33"><text:span text:style-name="T7">Check for </text:span>papers that use pulsars to explain the anomalous positron fraction<text:span text:style-name="T7"> (Hooper for instance)</text:span></text:p>
                </text:list-item>
              </text:list>
            </text:list-item>
          </text:list>
        </text:list-item>
      </text:list>
      <text:p text:style-name="P4"/>
      <text:list xml:id="list194742617252379" text:continue-numbering="true" text:style-name="L5">
        <text:list-item>
          <text:p text:style-name="P31">Astrophysical Model:</text:p>
          <text:list>
            <text:list-item>
              <text:list>
                <text:list-item>
                  <text:p text:style-name="P20">Include this section properly. <text:span text:style-name="T13">Start with something like: </text:span><text:span text:style-name="T15">The model that is normally used to explain the electron and positron Cosmic Ray flux is given by a simple power-law [References] </text:span></text:p>
                </text:list-item>
                <text:list-item>
                  <text:p text:style-name="P36"><text:span text:style-name="T10">Check </text:span><text:span text:style-name="T18">Manuella Vechi and German</text:span><text:span text:style-name="T10"> talks about AMS-02 in order to check for astrophysical sources of electrons</text:span></text:p>
                </text:list-item>
                <text:list-item>
                  <text:p text:style-name="P20"><text:soft-page-break/>It can be very short but it has to be clear about motivations and assumptions to choose such a simple model, that enters in disagreement with the data and is the motivation of our paper. </text:p>
                </text:list-item>
                <text:list-item>
                  <text:p text:style-name="P21">Read AMS paper, reference in the poster, that consider this hypothesis</text:p>
                </text:list-item>
              </text:list>
            </text:list-item>
          </text:list>
        </text:list-item>
      </text:list>
      <text:p text:style-name="P4"/>
      <text:list xml:id="list194744230830169" text:continue-numbering="true" text:style-name="L5">
        <text:list-item>
          <text:p text:style-name="P34">Gravitino Model</text:p>
          <text:list>
            <text:list-item>
              <text:list>
                <text:list-item>
                  <text:p text:style-name="P22">Effective <text:span text:style-name="T1">trilepton gravitino decay</text:span> branching fractions:<text:span text:style-name="T1"> include the plots</text:span> that justify the assumptions. <text:span text:style-name="T14">By inspection is possible to verify that some of the channels generate practically the same spectrum of electrons, which indeed are given by the following triplets, c1=c4=c7, c2=c5=c6 and c3=c8=c9. Similarly, for positrons we have, c1=c2=c8, c3=c4=c6 and c5=c7=c9. This allow us to reduce the model degrees of freedom</text:span><text:span text:style-name="T1">.</text:span></text:p>
                </text:list-item>
                <text:list-item>
                  <text:p text:style-name="P22">Effective treatment of <text:span text:style-name="T1">gamma-ray</text:span> flux: <text:span text:style-name="T1">inlcude the plots</text:span> that show that the channels are independent of each other.</text:p>
                </text:list-item>
              </text:list>
            </text:list-item>
          </text:list>
        </text:list-item>
      </text:list>
      <text:p text:style-name="P5"/>
      <text:list xml:id="list194742573495555" text:continue-numbering="true" text:style-name="L5">
        <text:list-item>
          <text:p text:style-name="P34">Statistical data analisis</text:p>
          <text:list>
            <text:list-item>
              <text:list>
                <text:list-item>
                  <text:p text:style-name="P22">It seems that currently we have enough material for this section but still we could include some details about the discussion of <text:span text:style-name="T1">j-factors</text:span> that allow the mixing of different datasets <text:span text:style-name="T2">[Read the reference suggested by German in the draft]</text:span></text:p>
                </text:list-item>
                <text:list-item>
                  <text:p text:style-name="P23">Concerning the inner working of Multinest we can cite the corresponding references and that would be enough. Anyway, we could record some of the conclusions that we got from the study of Multinest paper. <text:span text:style-name="T16">Open a word discussion called </text:span><text:span text:style-name="T3">PyMultinest</text:span></text:p>
                </text:list-item>
              </text:list>
            </text:list-item>
          </text:list>
        </text:list-item>
      </text:list>
      <text:p text:style-name="P8"/>
      <text:list xml:id="list194742813097554" text:continue-numbering="true" text:style-name="L5">
        <text:list-item>
          <text:p text:style-name="P24"><text:span text:style-name="T3">D</text:span><text:span text:style-name="T1">iscussion of Results</text:span></text:p>
          <text:list>
            <text:list-item>
              <text:list>
                <text:list-item>
                  <text:p text:style-name="P24">The numbers of the table should include uncertanties </text:p>
                </text:list-item>
                <text:list-item>
                  <text:p text:style-name="P24">We have to discuss in details, with plots included, each analysis </text:p>
                </text:list-item>
              </text:list>
            </text:list-item>
          </text:list>
        </text:list-item>
      </text:list>
      <text:p text:style-name="P8"/>
      <text:list xml:id="list194743790299187" text:continue-numbering="true" text:style-name="L5">
        <text:list-item>
          <text:p text:style-name="P25"><text:span text:style-name="T3">C</text:span><text:span text:style-name="T1">omparison between trilinear and bilinear results</text:span></text:p>
          <text:list>
            <text:list-item>
              <text:list>
                <text:list-item>
                  <text:p text:style-name="P25">Decide if we are to use this section in the main part of the text or the Appendix. <text:span text:style-name="T17">The section is well advanced so it should not be so difficult to improved</text:span></text:p>
                </text:list-item>
              </text:list>
            </text:list-item>
          </text:list>
        </text:list-item>
      </text:list>
      <text:p text:style-name="P6"/>
      <text:list xml:id="list194742590604598" text:continue-numbering="true" text:style-name="L5">
        <text:list-item>
          <text:p text:style-name="P35"><text:span text:style-name="T19">Implications to </text:span>neutrino phycs <text:span text:style-name="T20">(notice the name change)</text:span></text:p>
          <text:list>
            <text:list-item>
              <text:list>
                <text:list-item>
                  <text:p text:style-name="P26">Decide if we are to use this section in the main part of the text or the Appendix. <text:span text:style-name="T17">Definitly improve the phrasing, JB has many suggestions in this section in particular</text:span></text:p>
                </text:list-item>
                <text:list-item>
                  <text:p text:style-name="P27">It needs an introductory sentence defining whatg is the porpose-goal of this section (difficult). <text:span text:style-name="T1">Read the paper about this issue </text:span>and open a document called <text:span text:style-name="T1">Neurtino_Masses_Trilinear</text:span> to summary and save details</text:p>
                </text:list-item>
                <text:list-item>
                  <text:p text:style-name="P27">Figure 3 in Matplotlib</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1:41:49.438505758</meta:creation-date>
    <meta:generator>LibreOffice/6.0.7.3$Linux_X86_64 LibreOffice_project/00m0$Build-3</meta:generator>
    <dc:date>2020-10-06T19:40:29.047077518</dc:date>
    <meta:editing-duration>PT8H44M21S</meta:editing-duration>
    <meta:editing-cycles>22</meta:editing-cycles>
    <meta:document-statistic meta:table-count="0" meta:image-count="0" meta:object-count="0" meta:page-count="3" meta:paragraph-count="49" meta:word-count="985" meta:character-count="5892" meta:non-whitespace-character-count="4985"/>
  </office:meta>
</office:document-meta>
</file>